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5cm"/>
    </style:style>
    <style:style style:name="gr2" style:family="graphic" style:parent-style-name="standard">
      <style:graphic-properties draw:stroke="dash" draw:stroke-dash="Ultrafine_20_Dashed" draw:fill-color="#e6e6e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eb613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51cm"/>
    </style:style>
    <style:style style:name="gr8" style:family="graphic" style:parent-style-name="standard">
      <style:graphic-properties draw:stroke="dash" draw:stroke-dash="Ultrafine_20_Dashed" draw:fill-color="#eb613d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150%" fo:text-indent="0cm"/>
      <style:text-properties fo:font-size="16pt"/>
    </style:style>
    <style:style style:name="P6" style:family="paragraph">
      <style:paragraph-properties fo:margin-left="0cm" fo:margin-right="0cm" fo:text-indent="0cm"/>
      <style:text-properties fo:font-size="16pt"/>
    </style:style>
    <style:style style:name="T1" style:family="text">
      <style:text-properties fo:color="#ff0000"/>
    </style:style>
    <style:style style:name="T2" style:family="text">
      <style:text-properties fo:font-size="12pt"/>
    </style:style>
    <style:style style:name="T3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2.59cm" svg:height="1.205cm" svg:x="4.126cm" svg:y="1.162cm">
          <draw:text-box>
            <text:p text:style-name="P1">Life of an FrB Object (<text:span text:style-name="T1">managed</text:span> or not)</text:p>
          </draw:text-box>
        </draw:frame>
        <draw:custom-shape draw:style-name="gr2" draw:text-style-name="P2" draw:id="id1" draw:layer="layout" svg:width="4.651cm" svg:height="0.921cm" svg:x="2.123cm" svg:y="5.017cm">
          <text:p text:style-name="P2"><text:span text:style-name="T2">New instru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4.651cm" svg:height="0.921cm" svg:x="7.336cm" svg:y="5.019cm">
          <text:p text:style-name="P2"><text:span text:style-name="T2">Declare instru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2" draw:layer="layout" svg:width="6.098cm" svg:height="0.921cm" svg:x="5.885cm" svg:y="8.496cm">
          <text:p text:style-name="P2"><text:span text:style-name="T2">FrBClass::createInstance()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4.448cm" svg:y1="5.938cm" svg:x2="8.934cm" svg:y2="8.496cm" draw:start-shape="id1" draw:start-glue-point="2" draw:end-shape="id2" draw:end-glue-point="0">
          <text:p text:style-name="P1"/>
        </draw:connector>
        <draw:connector draw:style-name="gr4" draw:text-style-name="P4" draw:layer="layout" draw:type="line" svg:x1="9.661cm" svg:y1="5.94cm" svg:x2="8.934cm" svg:y2="8.496cm" draw:start-shape="id3" draw:start-glue-point="2" draw:end-shape="id2" draw:end-glue-point="0">
          <text:p text:style-name="P1"/>
        </draw:connector>
        <draw:custom-shape draw:style-name="gr2" draw:text-style-name="P2" draw:id="id4" draw:layer="layout" svg:width="4.651cm" svg:height="0.921cm" svg:x="12.628cm" svg:y="5.062cm">
          <text:p text:style-name="P2"><text:span text:style-name="T2">Direct call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4.953cm" svg:y1="5.983cm" svg:x2="8.934cm" svg:y2="8.496cm" draw:start-shape="id4" draw:start-glue-point="2" draw:end-shape="id2" draw:end-glue-point="0">
          <text:p text:style-name="P1"/>
        </draw:connector>
        <draw:custom-shape draw:style-name="gr3" draw:text-style-name="P3" draw:id="id6" draw:layer="layout" svg:width="6.098cm" svg:height="0.921cm" svg:x="6.449cm" svg:y="19.354cm">
          <text:p text:style-name="P2"><text:span text:style-name="T2">FrBClass::callConstructor()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381cm" svg:y1="13.511cm" svg:x2="9.498cm" svg:y2="19.354cm" draw:start-shape="id5" draw:start-glue-point="2" draw:end-shape="id6" draw:end-glue-point="0">
          <text:p text:style-name="P1"/>
        </draw:connector>
        <draw:custom-shape draw:style-name="gr5" draw:text-style-name="P2" draw:id="id7" draw:layer="layout" svg:width="6.098cm" svg:height="0.921cm" svg:x="11.858cm" svg:y="15.16cm">
          <text:p text:style-name="P2"><text:span text:style-name="T2">FrBMemory::addObject()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381cm" svg:y1="13.511cm" svg:x2="14.907cm" svg:y2="15.16cm" draw:start-shape="id5" draw:start-glue-point="2" draw:end-shape="id7" draw:end-glue-point="0">
          <text:p text:style-name="P1"/>
        </draw:connector>
        <draw:connector draw:style-name="gr4" draw:text-style-name="P4" draw:layer="layout" draw:type="line" svg:x1="14.907cm" svg:y1="16.081cm" svg:x2="9.498cm" svg:y2="19.354cm" draw:start-shape="id7" draw:start-glue-point="2" draw:end-shape="id6" draw:end-glue-point="0">
          <text:p text:style-name="P1"/>
        </draw:connector>
        <draw:custom-shape draw:style-name="gr3" draw:text-style-name="P3" draw:id="id8" draw:layer="layout" svg:width="6.098cm" svg:height="0.921cm" svg:x="6.01cm" svg:y="10.623cm">
          <text:p text:style-name="P2"><text:span text:style-name="T2">FrBClass::allocateInstance()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8.934cm" svg:y1="9.417cm" svg:x2="9.059cm" svg:y2="10.623cm" draw:start-shape="id2" draw:start-glue-point="2" draw:end-shape="id8" draw:end-glue-point="0">
          <text:p text:style-name="P1"/>
        </draw:connector>
        <draw:custom-shape draw:style-name="gr3" draw:text-style-name="P3" draw:id="id9" draw:layer="layout" svg:width="7.42cm" svg:height="0.921cm" svg:x="5.731cm" svg:y="21.317cm">
          <text:p text:style-name="P2"><text:span text:style-name="T2">... construct all member (after)...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498cm" svg:y1="20.275cm" svg:x2="9.441cm" svg:y2="21.317cm" draw:start-shape="id6" draw:start-glue-point="2" draw:end-shape="id9" draw:end-glue-point="0">
          <text:p text:style-name="P1"/>
        </draw:connector>
        <draw:custom-shape draw:style-name="gr3" draw:text-style-name="P3" draw:id="id5" draw:layer="layout" svg:width="7.86cm" svg:height="0.921cm" svg:x="5.451cm" svg:y="12.59cm">
          <text:p text:style-name="P2"><text:span text:style-name="T2">... allocate object (eg: with new) ...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059cm" svg:y1="11.544cm" svg:x2="9.381cm" svg:y2="12.59cm" draw:start-shape="id8" draw:start-glue-point="2" draw:end-shape="id5" draw:end-glue-point="0">
          <text:p text:style-name="P1"/>
        </draw:connector>
        <draw:custom-shape draw:style-name="gr6" draw:text-style-name="P2" draw:id="id10" draw:layer="layout" svg:width="6.098cm" svg:height="0.921cm" svg:x="6.371cm" svg:y="23.205cm">
          <text:p text:style-name="P2"><text:span text:style-name="T2">... alive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9.441cm" svg:y1="22.238cm" svg:x2="9.42cm" svg:y2="23.205cm" draw:start-shape="id9" draw:start-glue-point="2" draw:end-shape="id10" draw:end-glue-point="0">
          <text:p text:style-name="P1"/>
        </draw:connector>
        <draw:frame draw:style-name="gr7" draw:text-style-name="P5" draw:layer="layout" svg:width="4.695cm" svg:height="0.903cm" svg:x="6.651cm" svg:y="2.609cm">
          <draw:text-box>
            <text:p text:style-name="P5"><text:span text:style-name="T3">Construction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1" draw:text-style-name="P1" draw:layer="layout" svg:width="12.59cm" svg:height="1.205cm" svg:x="4.127cm" svg:y="1.162cm">
          <draw:text-box>
            <text:p text:style-name="P1">Life of an FrB Object (<text:span text:style-name="T1">managed</text:span> or not)</text:p>
          </draw:text-box>
        </draw:frame>
        <draw:custom-shape draw:style-name="gr2" draw:text-style-name="P2" draw:id="id11" draw:layer="layout" svg:width="4.651cm" svg:height="0.921cm" svg:x="2.323cm" svg:y="6.863cm">
          <text:p text:style-name="P2"><text:span text:style-name="T2">Delete instru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13" draw:layer="layout" svg:width="4.651cm" svg:height="0.921cm" svg:x="7.579cm" svg:y="6.943cm">
          <text:p text:style-name="P2"><text:span text:style-name="T2">GC destro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12" draw:layer="layout" svg:width="6.098cm" svg:height="0.921cm" svg:x="6.085cm" svg:y="10.342cm">
          <text:p text:style-name="P2"><text:span text:style-name="T2">FrBClass::destroyInstance()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4.648cm" svg:y1="7.784cm" svg:x2="9.134cm" svg:y2="10.342cm" draw:start-shape="id11" draw:start-glue-point="2" draw:end-shape="id12" draw:end-glue-point="0">
          <text:p text:style-name="P1"/>
        </draw:connector>
        <draw:connector draw:style-name="gr4" draw:text-style-name="P4" draw:layer="layout" draw:type="line" svg:x1="9.904cm" svg:y1="7.864cm" svg:x2="9.134cm" svg:y2="10.342cm" draw:start-shape="id13" draw:start-glue-point="2" draw:end-shape="id12" draw:end-glue-point="0">
          <text:p text:style-name="P1"/>
        </draw:connector>
        <draw:custom-shape draw:style-name="gr2" draw:text-style-name="P2" draw:id="id14" draw:layer="layout" svg:width="4.651cm" svg:height="0.921cm" svg:x="12.828cm" svg:y="6.908cm">
          <text:p text:style-name="P2"><text:span text:style-name="T2">Direct call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5.153cm" svg:y1="7.829cm" svg:x2="9.134cm" svg:y2="10.342cm" draw:start-shape="id14" draw:start-glue-point="2" draw:end-shape="id12" draw:end-glue-point="0">
          <text:p text:style-name="P1"/>
        </draw:connector>
        <draw:custom-shape draw:style-name="gr3" draw:text-style-name="P3" draw:id="id15" draw:layer="layout" svg:width="6.098cm" svg:height="0.921cm" svg:x="6.489cm" svg:y="18.232cm">
          <text:p text:style-name="P2"><text:span text:style-name="T2">FrBClass::callDestructor()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134cm" svg:y1="11.263cm" svg:x2="9.538cm" svg:y2="18.232cm" draw:start-shape="id12" draw:start-glue-point="2" draw:end-shape="id15" draw:end-glue-point="0">
          <text:p text:style-name="P1"/>
        </draw:connector>
        <draw:custom-shape draw:style-name="gr5" draw:text-style-name="P2" draw:id="id16" draw:layer="layout" svg:width="8.06cm" svg:height="0.921cm" svg:x="10.581cm" svg:y="13.879cm">
          <text:p text:style-name="P2"><text:span text:style-name="T2">FrBMemory::removeObjectFromGC()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134cm" svg:y1="11.263cm" svg:x2="14.611cm" svg:y2="13.879cm" draw:start-shape="id12" draw:start-glue-point="2" draw:end-shape="id16" draw:end-glue-point="0">
          <text:p text:style-name="P1"/>
        </draw:connector>
        <draw:connector draw:style-name="gr4" draw:text-style-name="P4" draw:layer="layout" draw:type="line" svg:x1="14.611cm" svg:y1="14.8cm" svg:x2="9.538cm" svg:y2="18.232cm" draw:start-shape="id16" draw:start-glue-point="2" draw:end-shape="id15" draw:end-glue-point="0">
          <text:p text:style-name="P1"/>
        </draw:connector>
        <draw:custom-shape draw:style-name="gr3" draw:text-style-name="P3" draw:id="id17" draw:layer="layout" svg:width="7.415cm" svg:height="0.921cm" svg:x="5.735cm" svg:y="20.118cm">
          <text:p text:style-name="P2"><text:span text:style-name="T2">... destruct all member (before)...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538cm" svg:y1="19.153cm" svg:x2="9.442cm" svg:y2="20.118cm" draw:start-shape="id15" draw:start-glue-point="2" draw:end-shape="id17" draw:end-glue-point="0">
          <text:p text:style-name="P1"/>
        </draw:connector>
        <draw:custom-shape draw:style-name="gr6" draw:text-style-name="P2" draw:id="id20" draw:layer="layout" svg:width="6.098cm" svg:height="0.921cm" svg:x="6.573cm" svg:y="24.291cm">
          <text:p text:style-name="P2"><text:span text:style-name="T2">... dead ...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442cm" svg:y1="21.039cm" svg:x2="9.535cm" svg:y2="22.364cm" draw:start-shape="id17" draw:start-glue-point="2" draw:end-shape="id18" draw:end-glue-point="0">
          <text:p text:style-name="P1"/>
        </draw:connector>
        <draw:frame draw:style-name="gr7" draw:text-style-name="P6" draw:layer="layout" svg:width="4.695cm" svg:height="0.903cm" svg:x="6.652cm" svg:y="2.609cm">
          <draw:text-box>
            <text:p text:style-name="P6"><text:span text:style-name="T3">Destruction</text:span></text:p>
          </draw:text-box>
        </draw:frame>
        <draw:custom-shape draw:style-name="gr8" draw:text-style-name="P2" draw:id="id19" draw:layer="layout" svg:width="4.651cm" svg:height="0.921cm" svg:x="7.537cm" svg:y="4.5cm">
          <text:p text:style-name="P2"><text:span text:style-name="T2">GC collec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862cm" svg:y1="5.421cm" svg:x2="9.904cm" svg:y2="6.943cm" draw:start-shape="id19" draw:start-glue-point="2" draw:end-shape="id13" draw:end-glue-point="0">
          <text:p text:style-name="P1"/>
        </draw:connector>
        <draw:custom-shape draw:style-name="gr3" draw:text-style-name="P3" draw:id="id18" draw:layer="layout" svg:width="6.098cm" svg:height="0.921cm" svg:x="6.486cm" svg:y="22.364cm">
          <text:p text:style-name="P2"><text:span text:style-name="T2">FrBClass::freeInstance()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535cm" svg:y1="23.285cm" svg:x2="9.622cm" svg:y2="24.291cm" draw:start-shape="id18" draw:start-glue-point="2" draw:end-shape="id20" draw:end-glue-point="0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fr" fo:country="FR" style:font-family-asian="'Andale Sans UI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47cm" fo:margin-bottom="0.674cm" fo:margin-left="0.381cm" fo:margin-right="0.36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Nicolas GUILLAUME</meta:initial-creator>
    <meta:creation-date>2006-10-13T12:38:16</meta:creation-date>
    <dc:creator>Nicolas GUILLAUME</dc:creator>
    <dc:date>2006-10-13T13:18:29</dc:date>
    <dc:language>fr-FR</dc:language>
    <meta:editing-cycles>9</meta:editing-cycles>
    <meta:editing-duration>PT40M14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